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1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67" style:family="table-column">
      <style:table-column-properties fo:break-before="auto" style:column-width="2.429cm"/>
    </style:style>
    <style:style style:name="co68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42" style:family="table-cell" style:parent-style-name="Default">
      <style:table-cell-properties fo:border="none" style:vertical-align="middle"/>
      <style:text-properties style:font-name="Avenir2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5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4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834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8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8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83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46" style:family="table-cell" style:parent-style-name="Default">
      <style:table-cell-properties fo:background-color="transparent" style:vertical-align="middle"/>
      <style:text-properties style:font-name="Avenir2"/>
    </style:style>
    <style:style style:name="ce69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883" style:family="table-cell" style:parent-style-name="Default">
      <style:table-cell-properties style:vertical-align="middle"/>
      <style:text-properties style:font-name="Avenir3"/>
    </style:style>
    <style:style style:name="ce1884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8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style:vertical-align="middle"/>
      <style:text-properties style:font-name="Avenir5"/>
    </style:style>
    <style:style style:name="ce188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8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98" style:family="table-cell" style:parent-style-name="Default">
      <style:table-cell-properties fo:background-color="transparent" style:vertical-align="middle"/>
      <style:text-properties style:font-name="Avenir3"/>
    </style:style>
    <style:style style:name="ce189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900" style:family="table-cell" style:parent-style-name="Default">
      <style:table-cell-properties style:vertical-align="middle"/>
      <style:text-properties style:use-window-font-color="true" style:font-name="Avenir3"/>
    </style:style>
    <style:style style:name="ce1901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9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90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905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06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7" style:family="table-cell" style:parent-style-name="Default">
      <style:text-properties fo:font-size="8pt" style:font-size-asian="8pt" style:font-size-complex="8pt"/>
    </style:style>
    <style:style style:name="ce19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wrap-option="no-wrap" style:vertical-align="middle"/>
    </style:style>
    <style:style style:name="ce1941" style:family="table-cell" style:parent-style-name="Default">
      <style:table-cell-properties fo:wrap-option="wrap" style:vertical-align="middle"/>
    </style:style>
    <style:style style:name="ce1942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943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946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949" style:family="table-cell" style:parent-style-name="Default" style:data-style-name="N100">
      <style:text-properties style:font-name="Avenir2" fo:font-weight="bold"/>
    </style:style>
    <style:style style:name="ce195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952" style:family="table-cell" style:parent-style-name="Default" style:data-style-name="N100">
      <style:text-properties style:font-name="Avenir2" fo:font-weight="normal"/>
    </style:style>
    <style:style style:name="ce197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976" style:family="table-cell" style:parent-style-name="Default" style:data-style-name="N100">
      <style:text-properties fo:color="#ff0000" style:font-name="Avenir2" fo:font-weight="bold"/>
    </style:style>
    <style:style style:name="ce197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97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979" style:family="table-cell" style:parent-style-name="Default">
      <style:text-properties style:font-name="Avenir2" fo:font-weight="normal"/>
    </style:style>
    <style:style style:name="ce359" style:family="table-cell" style:parent-style-name="Default">
      <style:text-properties style:font-name="Avenir2"/>
    </style:style>
    <style:style style:name="ce211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313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33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61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384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0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4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4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45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3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0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0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69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703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2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7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822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82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2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18" style:family="table-cell" style:parent-style-name="Default">
      <style:text-properties style:font-name="Avenir3" fo:font-style="normal" style:font-style-asian="normal" style:font-style-complex="normal"/>
    </style:style>
    <style:style style:name="ce9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9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99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5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17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8];kezifegyverek_all;11;0));harcmodor_harcertekek;3;0))&lt;(VLOOKUP([.C38];mesterfegyver_kovetelmenyek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4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5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9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9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1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435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442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443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1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45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Alapértékek.$D$8]" style:apply-style-name="Warning_5f_szinttúlépés" style:base-cell-address="Misztikus.E12"/>
    </style:style>
    <style:style style:name="ce116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Alapértékek.$D$8]" style:apply-style-name="Warning_5f_szinttúlépés" style:base-cell-address="Misztikus.E12"/>
    </style:style>
    <style:style style:name="ce11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Alapértékek.$D$8]" style:apply-style-name="Warning_5f_szinttúlépés" style:base-cell-address="Misztikus.E17"/>
    </style:style>
    <style:style style:name="ce116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Alapértékek.$D$8]" style:apply-style-name="Warning_5f_szinttúlépés" style:base-cell-address="Misztikus.E17"/>
    </style:style>
    <style:style style:name="ce11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1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6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92" style:family="table-cell" style:parent-style-name="Default">
      <style:table-cell-properties fo:background-color="#cccccc" style:vertical-align="middle"/>
      <style:text-properties style:font-name="Avenir2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5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Alapértékek.$D$8]" style:apply-style-name="Warning_5f_szinttúlépés" style:base-cell-address="Misztikus.I8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3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  <style:map style:condition="cell-content()&gt;[Alapértékek.$D$8]" style:apply-style-name="Warning_5f_szinttúlépés" style:base-cell-address="Misztikus.L10"/>
    </style:style>
    <style:style style:name="ce127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K$14]" style:apply-style-name="Warning_5f_Fortély" style:base-cell-address="Misztikus.L14"/>
    </style:style>
    <style:style style:name="ce127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.$K15]" style:apply-style-name="Warning_5f_foktúllépés" style:base-cell-address="Misztikus.L15"/>
    </style:style>
    <style:style style:name="ce127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.$K15]" style:apply-style-name="Warning_5f_foktúllépés" style:base-cell-address="Misztikus.L15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3" fo:font-size="11pt" style:font-size-asian="11pt" style:font-size-complex="11pt"/>
    </style:style>
    <style:style style:name="ce126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0pt" style:font-size-asian="10pt" style:font-size-complex="10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2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3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5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3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934" style:family="table-cell" style:parent-style-name="Default">
      <style:table-cell-properties style:vertical-align="middle"/>
      <style:text-properties style:use-window-font-color="true" style:font-name="Avenir3"/>
    </style:style>
    <style:style style:name="ce1935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2" fo:font-weight="bold"/>
    </style:style>
    <style:style style:name="ce1969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2" fo:font-weight="normal"/>
    </style:style>
    <style:style style:name="ce197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2" fo:font-weight="bold"/>
    </style:style>
    <style:style style:name="ce197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980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34" style:family="table-cell" style:parent-style-name="Default">
      <style:table-cell-properties fo:border="0.06pt solid #000000" style:vertical-align="middle"/>
      <style:text-properties style:font-name="Avenir3"/>
    </style:style>
    <style:style style:name="ce20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0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06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0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6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6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T7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font-name="Avenir2"/>
    </style:style>
    <style:style style:name="T73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6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5" style:family="text">
      <style:text-properties fo:font-size="7pt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fo:font-size="10pt" fo:font-weight="bold" style:font-size-asian="10pt" style:font-size-complex="10pt" style:font-weight-asian="bold" style:font-weight-complex="bold"/>
    </style:style>
    <style:style style:name="T53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5" style:family="text">
      <style:text-properties fo:font-size="10pt" style:font-size-asian="10pt" style:font-size-complex="10pt" fo:font-weight="bold" style:font-weight-asian="bold" style:font-weight-complex="bold"/>
    </style:style>
    <style:style style:name="T5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58" style:family="text">
      <style:text-properties style:font-name="Avenir2"/>
    </style:style>
    <style:style style:name="T59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0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bf0041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átterek.A17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Harcértékek.A3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5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8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9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61"/>
        <table:table-column table:style-name="co27" table:default-cell-style-name="ce361"/>
        <table:table-column table:style-name="co28" table:default-cell-style-name="ce361"/>
        <table:table-column table:style-name="co29" table:default-cell-style-name="ce361"/>
        <table:table-column table:style-name="co30" table:default-cell-style-name="ce361"/>
        <table:table-column table:style-name="co31" table:default-cell-style-name="ce361"/>
        <table:table-column table:style-name="co32" table:default-cell-style-name="ce361"/>
        <table:table-column table:style-name="co33" table:number-columns-repeated="2" table:default-cell-style-name="ce361"/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361"/>
        <table:table-column table:style-name="co38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3" table:number-columns-spanned="11" table:number-rows-spanned="1"/>
          <table:covered-table-cell/>
          <table:covered-table-cell table:number-columns-repeated="9" table:style-name="ce313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3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3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1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33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3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33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3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224" table:number-columns-spanned="5" table:number-rows-spanned="1"/>
          <table:covered-table-cell table:number-columns-repeated="4" table:style-name="ce313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9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9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9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9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9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91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91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91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3"/>
          <table:covered-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4" table:content-validation-name="val26"/>
          <table: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3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2" table:content-validation-name="val27" office:value-type="float" office:value="3" calcext:value-type="float">
            <text:p>3</text:p>
          </table:table-cell>
          <table:table-cell table:style-name="ce4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28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2" table:content-validation-name="val28" office:value-type="float" office:value="4" calcext:value-type="float">
            <text:p>4</text:p>
          </table:table-cell>
          <table:table-cell table:style-name="ce4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4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2" table:content-validation-name="val29" office:value-type="float" office:value="1" calcext:value-type="float">
            <text:p>1</text:p>
          </table:table-cell>
          <table:table-cell table:style-name="ce4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2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2" table:content-validation-name="val31" office:value-type="float" office:value="2" calcext:value-type="float">
            <text:p>2</text:p>
          </table:table-cell>
          <table:table-cell table:style-name="ce4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2" table:content-validation-name="val32" office:value-type="float" office:value="3" calcext:value-type="float">
            <text:p>3</text:p>
          </table:table-cell>
          <table:table-cell table:style-name="ce4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2" table:content-validation-name="val33" office:value-type="float" office:value="1" calcext:value-type="float">
            <text:p>1</text:p>
          </table:table-cell>
          <table:table-cell table:style-name="ce4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3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5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2" table:content-validation-name="val69" table:number-columns-spanned="2" table:number-rows-spanned="1"/>
          <table:covered-table-cell table:style-name="ce532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2" table:content-validation-name="val69" table:number-columns-spanned="2" table:number-rows-spanned="1"/>
          <table:covered-table-cell table:style-name="ce532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2" table:content-validation-name="val69" table:number-columns-spanned="2" table:number-rows-spanned="1"/>
          <table:covered-table-cell table:style-name="ce532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01" office:value-type="string" calcext:value-type="string" table:number-columns-spanned="2" table:number-rows-spanned="1">
            <text:p>Fok</text:p>
          </table:table-cell>
          <table:covered-table-cell table:style-name="ce601"/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2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02" table:content-validation-name="val74"/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5" table:content-validation-name="val36" office:value-type="float" office:value="5" calcext:value-type="float">
            <text:p>5</text:p>
          </table:table-cell>
          <table:table-cell table:style-name="ce42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5" table:content-validation-name="val36" office:value-type="float" office:value="1" calcext:value-type="float">
            <text:p>1</text:p>
          </table:table-cell>
          <table:table-cell table:style-name="ce42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768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4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13"/>
          <table:covered-table-cell table:number-columns-repeated="5" table:style-name="ce313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13" table:number-columns-spanned="7" table:number-rows-spanned="1"/>
          <table:covered-table-cell table:number-columns-repeated="6" table:style-name="ce313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2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table:table-column table:style-name="co51" table:default-cell-style-name="ce918"/>
        <table:table-column table:style-name="co52" table:default-cell-style-name="ce918"/>
        <table:table-column table:style-name="co53" table:default-cell-style-name="ce918"/>
        <table:table-column table:style-name="co54" table:default-cell-style-name="ce918"/>
        <table:table-column table:style-name="co60" table:default-cell-style-name="ce918"/>
        <table:table-column table:style-name="co61" table:default-cell-style-name="ce918"/>
        <table:table-column table:style-name="co60" table:number-columns-repeated="3" table:default-cell-style-name="ce918"/>
        <table:table-column table:style-name="co62" table:default-cell-style-name="ce918"/>
        <table:table-column table:style-name="co14" table:default-cell-style-name="ce918"/>
        <table:table-column table:style-name="co63" table:default-cell-style-name="ce918"/>
        <table:table-column table:style-name="co64" table:default-cell-style-name="ce918"/>
        <table:table-column table:style-name="co65" table:default-cell-style-name="ce918"/>
        <table:table-column table:style-name="co66" table:default-cell-style-name="ce918"/>
        <table:table-column table:style-name="co67" table:default-cell-style-name="ce894"/>
        <table:table-column table:style-name="co68" table:default-cell-style-name="ce909"/>
        <table:table-column table:style-name="co39" table:default-cell-style-name="ce918"/>
        <table:table-column table:style-name="co39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2"/>
          <table:covered-table-cell table:number-columns-repeated="5" table:style-name="ce925"/>
          <table:covered-table-cell table:number-columns-repeated="2" table:style-name="ce822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3">
          <table:table-cell table:style-name="ce822"/>
          <table:table-cell table:style-name="ce822" table:number-columns-spanned="6" table:number-rows-spanned="1"/>
          <table:covered-table-cell table:number-columns-repeated="5" table:style-name="ce822"/>
          <table:table-cell table:style-name="ce822" table:number-columns-repeated="8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431"/>
          <table:table-cell table:style-name="ce919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9" table:content-validation-name="val128" office:value-type="string" calcext:value-type="string">
            <text:p>Módosítók</text:p>
          </table:table-cell>
          <table:table-cell table:style-name="ce919" table:content-validation-name="val135" office:value-type="string" calcext:value-type="string">
            <text:p>Összesen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Összesen felvett HM:</text:p>
          </table:table-cell>
          <table:covered-table-cell table:style-name="ce822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91" table:content-validation-name="val117" office:value-type="float" office:value="10" calcext:value-type="float">
            <text:p>10</text:p>
          </table:table-cell>
          <table:table-cell table:style-name="ce991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55" table:content-validation-name="val136" table:formula="of:=[.C4]+[.D4]" office:value-type="float" office:value="15" calcext:value-type="float">
            <text:p>15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Max felvehető HM:</text:p>
          </table:table-cell>
          <table:covered-table-cell table:style-name="ce822"/>
          <table:table-cell table:style-name="ce1241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91" table:content-validation-name="val117" office:value-type="float" office:value="20" calcext:value-type="float">
            <text:p>20</text:p>
          </table:table-cell>
          <table:table-cell table:style-name="ce991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55" table:content-validation-name="val137" table:formula="of:=[.C5]+[.B5]+[.D5]" office:value-type="float" office:value="20" calcext:value-type="float">
            <text:p>20</text:p>
          </table:table-cell>
          <table:table-cell table:style-name="ce822" table:number-columns-repeated="5"/>
          <table:table-cell/>
          <table:table-cell table:style-name="ce822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91" table:content-validation-name="val117" office:value-type="float" office:value="120" calcext:value-type="float">
            <text:p>120</text:p>
          </table:table-cell>
          <table:table-cell table:style-name="ce991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55" table:content-validation-name="val138" table:formula="of:=[.C6]+[.B6]+[.D6]" office:value-type="float" office:value="120" calcext:value-type="float">
            <text:p>120</text:p>
          </table:table-cell>
          <table:table-cell table:style-name="ce822" table:number-columns-repeated="5"/>
          <table:table-cell/>
          <table:table-cell table:style-name="ce822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822" table:number-columns-repeated="6"/>
          <table:table-cell table:style-name="ce1029" office:value-type="string" calcext:value-type="string" table:number-columns-spanned="2" table:number-rows-spanned="1">
            <text:p>Össz felvett CM:</text:p>
          </table:table-cell>
          <table:covered-table-cell table:style-name="ce82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22"/>
          <table:table-cell/>
          <table:table-cell table:style-name="ce822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91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55" table:content-validation-name="val139" table:formula="of:=[.C8]+[.B8]+[.D8]" office:value-type="float" office:value="-30" calcext:value-type="float">
            <text:p>-30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Max felvehető CM:</text:p>
          </table:table-cell>
          <table:covered-table-cell table:style-name="ce822"/>
          <table:table-cell table:style-name="ce1241" table:content-validation-name="val164" table:formula="of:=[Data.C21]*[Alapértékek.$D$8]" office:value-type="float" office:value="20" calcext:value-type="float">
            <text:p>20 HM</text:p>
          </table:table-cell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22" table:number-columns-spanned="9" table:number-rows-spanned="1"/>
          <table:covered-table-cell table:number-columns-repeated="5" table:style-name="ce925"/>
          <table:covered-table-cell table:number-columns-repeated="3" table:style-name="ce822"/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22"/>
          <table:table-cell table:style-name="ce102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Átlag HM</text:p>
          </table:table-cell>
          <table:covered-table-cell table:style-name="ce822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5"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2"/>
          <table:table-cell/>
          <table:table-cell table:style-name="ce822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2" table:content-validation-name="val119" office:value-type="string" calcext:value-type="string">
            <text:p>Szint</text:p>
          </table:table-cell>
          <table:table-cell table:style-name="ce992" office:value-type="string" calcext:value-type="string">
            <text:p>KÉ</text:p>
          </table:table-cell>
          <table:table-cell table:style-name="ce992" office:value-type="string" calcext:value-type="string">
            <text:p>TÉ/CÉ</text:p>
          </table:table-cell>
          <table:table-cell table:style-name="ce992" office:value-type="string" calcext:value-type="string">
            <text:p>VÉ</text:p>
          </table:table-cell>
          <table:table-cell table:style-name="ce992" table:content-validation-name="val150" office:value-type="string" calcext:value-type="string">
            <text:p>Harckeret</text:p>
          </table:table-cell>
          <table:table-cell table:style-name="ce99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2" table:number-columns-repeated="3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2" table:number-columns-repeated="3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2" table:number-columns-repeated="3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37">
          <table:table-cell table:style-name="ce828" table:number-columns-spanned="9" table:number-rows-spanned="1"/>
          <table:covered-table-cell table:number-columns-repeated="7" table:style-name="ce828"/>
          <table:covered-table-cell table:style-name="ce1253"/>
          <table:table-cell table:style-name="ce828"/>
          <table:table-cell table:style-name="ce840"/>
          <table:table-cell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4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4" table:content-validation-name="val91" office:value-type="string" calcext:value-type="string">
            <text:p>Távolsági fegyver</text:p>
          </table:table-cell>
          <table:table-cell table:style-name="ce948" table:content-validation-name="val60" office:value-type="string" calcext:value-type="string">
            <text:p>Sebesség</text:p>
          </table:table-cell>
          <table:table-cell table:style-name="ce994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4" office:value-type="string" calcext:value-type="string">
            <text:p>SP</text:p>
          </table:table-cell>
          <table:table-cell table:style-name="ce994" office:value-type="string" calcext:value-type="string" table:number-columns-spanned="2" table:number-rows-spanned="1">
            <text:p>Hatótáv + Komment</text:p>
          </table:table-cell>
          <table:covered-table-cell table:style-name="ce947"/>
          <table:table-cell table:style-name="Default" table:number-columns-repeated="9"/>
          <table:table-cell table:number-columns-repeated="238"/>
        </table:table-row>
        <table:table-row table:style-name="ro38">
          <table:table-cell table:style-name="ce835" table:content-validation-name="val92"/>
          <table:table-cell table:style-name="ce512" table:content-validation-name="val105" table:formula="of:=VLOOKUP([.$A25];tavolsagi_fegyverek_all;12;0)" office:value-type="string" office:string-value="" calcext:value-type="error">
            <text:p>#N/A</text:p>
          </table:table-cell>
          <table:table-cell table:style-name="ce995" table:content-validation-name="val121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38">
          <table:table-cell table:style-name="ce836" table:content-validation-name="val92"/>
          <table:table-cell table:style-name="ce512" table:content-validation-name="val105" table:formula="of:=VLOOKUP([.$A26];tavolsagi_fegyverek_all;12;0)" office:value-type="string" office:string-value="" calcext:value-type="error">
            <text:p>#N/A</text:p>
          </table:table-cell>
          <table:table-cell table:style-name="ce995" table:content-validation-name="val122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1"/>
          <table:covered-table-cell table:number-columns-repeated="5" table:style-name="ce580"/>
          <table:covered-table-cell table:style-name="ce951"/>
          <table:covered-table-cell table:style-name="ce110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834" table:content-validation-name="val60" office:value-type="string" calcext:value-type="string">
            <text:p>Fegyver</text:p>
          </table:table-cell>
          <table:table-cell table:style-name="ce948" table:content-validation-name="val60" office:value-type="string" calcext:value-type="string">
            <text:p>Sebesség</text:p>
          </table:table-cell>
          <table:table-cell table:style-name="ce994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4" office:value-type="string" calcext:value-type="string">
            <text:p>SP</text:p>
          </table:table-cell>
          <table:table-cell table:style-name="ce994" office:value-type="string" calcext:value-type="string" table:number-columns-spanned="2" table:number-rows-spanned="1">
            <text:p>Komment</text:p>
          </table:table-cell>
          <table:covered-table-cell table:style-name="ce947"/>
          <table:table-cell table:style-name="ce828"/>
          <table:table-cell table:style-name="ce840"/>
          <table:table-cell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38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30];kezifegyverek_all;12;0);[Data.$C$32])" office:value-type="float" office:value="5" calcext:value-type="float">
            <text:p>5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25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1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2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3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4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5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42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4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842" table:number-columns-spanned="2" table:number-rows-spanned="1"/>
          <table:covered-table-cell table:style-name="ce842"/>
          <table:table-cell table:style-name="ce1028"/>
          <table:table-cell table:style-name="Default" table:number-columns-repeated="3"/>
          <table:table-cell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5"/>
          <table:covered-table-cell/>
          <table:covered-table-cell table:style-name="ce822"/>
          <table:covered-table-cell table:style-name="ce794"/>
          <table:table-cell table:style-name="ce822"/>
          <table:table-cell table:style-name="Default" table:number-columns-repeated="3"/>
          <table:table-cell table:style-name="ce822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40">
          <table:table-cell table:style-name="ce557" table:content-validation-name="val95" office:value-type="string" calcext:value-type="string" table:number-columns-spanned="2" table:number-rows-spanned="1">
            <text:p>Fegyver<text:span text:style-name="T45"> (harcmodor)</text:span></text:p>
          </table:table-cell>
          <table:covered-table-cell table:style-name="ce951" table:content-validation-name="val106"/>
          <table:table-cell table:style-name="ce948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2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1" table:content-validation-name="val96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1173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9"/>
          <table:table-cell table:style-name="ce82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6" table:content-validation-name="val97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8" table:content-validation-name="val97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73"/>
          <table:table-cell table:style-name="ce82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2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22"/>
          <table:table-cell table:number-columns-repeated="238"/>
        </table:table-row>
        <table:table-row table:style-name="ro38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2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62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62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66"/>
          <table:table-cell table:style-name="ce1061" table:content-validation-name="val124" office:value-type="string" calcext:value-type="string">
            <text:p>Tám/kör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TÉ</text:p>
          </table:table-cell>
          <table:table-cell table:style-name="ce106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74" table:content-validation-name="val98" office:value-type="string" calcext:value-type="string">
            <text:p><text:s text:c="3"/>Elsődleges fegyver</text:p>
          </table:table-cell>
          <table:table-cell table:style-name="ce964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74" table:content-validation-name="val98" office:value-type="string" calcext:value-type="string">
            <text:p><text:s text:c="3"/>Másodlagos fegyver</text:p>
          </table:table-cell>
          <table:table-cell table:style-name="ce96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45" office:value-type="string" calcext:value-type="string">
            <text:p>KÉ</text:p>
          </table:table-cell>
          <table:table-cell table:style-name="ce1353" office:value-type="string" calcext:value-type="string">
            <text:p>TÉ</text:p>
          </table:table-cell>
          <table:table-cell table:style-name="ce13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47" table:number-columns-repeated="2"/>
          <table:table-cell table:style-name="ce633"/>
          <table:table-cell table:style-name="ce947"/>
          <table:table-cell table:style-name="ce633" table:number-columns-repeated="3"/>
          <table:table-cell table:style-name="ce1290"/>
          <table:table-cell table:style-name="ce828"/>
          <table:table-cell/>
          <table:table-cell table:style-name="ce861" table:content-validation-name="val170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23"/>
          <table:table-cell table:style-name="ce1023"/>
          <table:table-cell table:style-name="ce1065" office:value-type="string" calcext:value-type="string">
            <text:p>Harckeret</text:p>
          </table:table-cell>
          <table:table-cell table:style-name="ce1065" table:content-validation-name="val8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65"/>
          <table:table-cell table:style-name="ce1010" table:content-validation-name="val82" table:formula="of:=[.P58]+[.P63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2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8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66" table:number-columns-spanned="2" table:number-rows-spanned="1"/>
          <table:covered-table-cell table:style-name="ce96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45" office:value-type="string" calcext:value-type="string">
            <text:p>KÉ</text:p>
          </table:table-cell>
          <table:table-cell table:style-name="ce1353" office:value-type="string" calcext:value-type="string">
            <text:p>TÉ</text:p>
          </table:table-cell>
          <table:table-cell table:style-name="ce13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45" table:content-validation-name="val170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53" table:content-validation-name="val170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53" table:content-validation-name="val170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828"/>
          <table:table-cell table:number-columns-repeated="238"/>
        </table:table-row>
        <table:table-row table:style-name="ro1">
          <table:table-cell table:style-name="ce8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24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2"/>
          <table:table-cell table:style-name="ce866" table:content-validation-name="val170" table:formula="of:=IF([.$B$55]&gt;0;[.L$62];[$Data.$T$17])" office:value-type="float" office:value="-10" calcext:value-type="float">
            <text:p>-10</text:p>
          </table:table-cell>
          <table:table-cell table:style-name="ce1358" table:content-validation-name="val170" table:formula="of:=IF([.$B$55]&gt;0;[.M$62];[$Data.$T$17])" office:value-type="float" office:value="-10" calcext:value-type="float">
            <text:p>-10</text:p>
          </table:table-cell>
          <table:table-cell table:style-name="ce1358" table:content-validation-name="val170" table:formula="of:=IF([.$B$55]&gt;0;[.N$62];[$Data.$T$17])" office:value-type="float" office:value="-10" calcext:value-type="float">
            <text:p>-10</text:p>
          </table:table-cell>
          <table:table-cell table:style-name="ce1358" table:content-validation-name="val170" table:formula="of:=IF([.$B$55]&gt;0;[.O$62];0)" office:value-type="float" office:value="0" calcext:value-type="float">
            <text:p>0</text:p>
          </table:table-cell>
          <table:table-cell table:style-name="ce1358" table:formula="of:=[.P62]" office:value-type="float" office:value="0" calcext:value-type="float">
            <text:p>0</text:p>
          </table:table-cell>
          <table:table-cell table:style-name="ce907"/>
          <table:table-cell table:style-name="ce1026"/>
          <table:table-cell table:number-columns-repeated="238"/>
        </table:table-row>
        <table:table-row table:style-name="ro1">
          <table:table-cell table:style-name="ce8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0"/>
          <table:table-cell table:style-name="ce822" table:number-columns-repeated="3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1">
          <table:table-cell table:style-name="ce8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4" office:value-type="string" calcext:value-type="string">
            <text:p>Szúró</text:p>
          </table:table-cell>
          <table:table-cell table:style-name="ce10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2" table:number-columns-repeated="3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72" table:content-validation-name="val116" table:number-columns-spanned="2" table:number-rows-spanned="1"/>
          <table:covered-table-cell table:style-name="ce97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822" table:number-columns-repeated="2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828" table:number-columns-repeated="2"/>
          <table:table-cell table:number-columns-repeated="3"/>
          <table:table-cell table:style-name="ce828"/>
          <table:table-cell table:style-name="ce1253"/>
          <table:table-cell table:style-name="ce822" table:number-columns-repeated="3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2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6"/>
          <table:table-cell table:style-name="Default" table:number-columns-repeated="3"/>
          <table:table-cell table:style-name="ce1026" table:number-columns-repeated="2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66"/>
          <table:table-cell table:style-name="ce710"/>
          <table:table-cell table:style-name="ce773"/>
          <table:table-cell table:style-name="ce902"/>
          <table:table-cell table:style-name="ce822" table:number-columns-repeated="2"/>
          <table:table-cell table:style-name="Default" table:number-columns-repeated="3"/>
          <table:table-cell table:style-name="ce82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68"/>
          <table:table-cell table:style-name="ce716"/>
          <table:table-cell table:style-name="ce777"/>
          <table:table-cell table:style-name="ce903"/>
          <table:table-cell table:style-name="ce822" table:number-columns-repeated="2"/>
          <table:table-cell table:style-name="Default" table:number-columns-repeated="3"/>
          <table:table-cell table:style-name="ce82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5"/>
          <table:table-cell table:style-name="ce719"/>
          <table:table-cell table:style-name="ce778"/>
          <table:table-cell table:style-name="ce904"/>
          <table:table-cell table:style-name="ce822" table:number-columns-repeated="2"/>
          <table:table-cell table:style-name="Default" table:number-columns-repeated="3"/>
          <table:table-cell table:style-name="ce82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6"/>
          <table:table-cell table:style-name="ce725"/>
          <table:table-cell table:style-name="ce780"/>
          <table:table-cell table:style-name="ce911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7"/>
          <table:table-cell table:style-name="ce727"/>
          <table:table-cell table:style-name="ce781"/>
          <table:table-cell table:style-name="ce912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6"/>
          <table:covered-table-cell table:style-name="ce825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26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22"/>
          <table:table-cell table:style-name="ce556"/>
          <table:table-cell table:style-name="ce822" table:number-columns-repeated="13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 table:number-rows-repeated="65465">
          <table:table-cell table:style-name="ce822" table:number-columns-repeated="15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 table:number-rows-repeated="9">
          <table:table-cell table:style-name="ce822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kezifegyverek_all;11;0));harcmodor_harcertekek;3;0))&lt;(VLOOKUP([.C38];mesterfegyver_kovetelmenyek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kezifegyverek_all;13;0));harcmodor_harcertekek;3;0))&lt;(VLOOKUP([.C35];mesterfegyver_kovetelmenyek;2;1)))" calcext:base-cell-address="Harcértékek.J31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13"/>
        <table:table-column table:style-name="co86" table:default-cell-style-name="ce313"/>
        <table:table-column table:style-name="co87" table:default-cell-style-name="ce313"/>
        <table:table-column table:style-name="co88" table:default-cell-style-name="ce313"/>
        <table:table-column table:style-name="co89" table:default-cell-style-name="ce313"/>
        <table:table-column table:style-name="co90" table:default-cell-style-name="ce313"/>
        <table:table-column table:style-name="co91" table:default-cell-style-name="ce1492"/>
        <table:table-column table:style-name="co92" table:default-cell-style-name="ce313"/>
        <table:table-column table:style-name="co93" table:default-cell-style-name="ce313"/>
        <table:table-column table:style-name="co94" table:number-columns-repeated="4" table:default-cell-style-name="ce313"/>
        <table:table-column table:style-name="co95" table:default-cell-style-name="ce640"/>
        <table:table-column table:style-name="co96" table:default-cell-style-name="ce313"/>
        <table:table-column table:style-name="co39" table:number-columns-repeated="2" table:default-cell-style-name="ce31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9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45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Default"/>
          <table:table-cell table:style-name="ce1277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442"/>
          <table:covered-table-cell table:style-name="ce1147" table:content-validation-name="val104"/>
          <table:covered-table-cell table:style-name="ce1442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443"/>
          <table:covered-table-cell table:style-name="ce1148" table:content-validation-name="val104"/>
          <table:covered-table-cell table:style-name="ce1443" table:content-validation-name="val104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443"/>
          <table:covered-table-cell table:style-name="ce1148" table:content-validation-name="val104"/>
          <table:covered-table-cell table:style-name="ce1443" table:content-validation-name="val104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442"/>
          <table:covered-table-cell table:style-name="ce1147" table:content-validation-name="val104"/>
          <table:covered-table-cell table:style-name="ce1442" table:content-validation-name="val104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442"/>
          <table:covered-table-cell table:style-name="ce1147" table:content-validation-name="val104"/>
          <table:covered-table-cell table:style-name="ce1442" table:content-validation-name="val104"/>
          <table:table-cell table:style-name="ce260"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5"/>
          <table:covered-table-cell table:style-name="ce1135" table:content-validation-name="val177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11" table:content-validation-name="val178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37" table:content-validation-name="val104" table:formula="of:=IF([.$I8]&gt;0;VLOOKUP([.$I8];Képzettség_táblázat;MATCH(&quot;KP&quot;;Képzettség_fejlé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4"/>
          <table:covered-table-cell table:style-name="ce1263" table:content-validation-name="val104"/>
          <table:table-cell table:style-name="ce260"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6">Tradíció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table-cell table:style-name="ce1273" table:content-validation-name="val71" office:value-type="float" office:value="0" calcext:value-type="float">
            <text:p>0</text:p>
          </table:table-cell>
          <table:table-cell table:style-name="ce126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91" table:content-validation-name="val171" table:number-columns-spanned="4" table:number-rows-spanned="1"/>
          <table:covered-table-cell table:style-name="ce697" table:content-validation-name="val171"/>
          <table:covered-table-cell table:style-name="ce528" table:content-validation-name="val171"/>
          <table:covered-table-cell table:style-name="ce252" table:content-validation-name="val171"/>
          <table:table-cell table:style-name="ce115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92" table:content-validation-name="val171" table:number-columns-spanned="4" table:number-rows-spanned="1"/>
          <table:covered-table-cell table:style-name="ce1428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16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344" table:content-validation-name="val6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35" table:content-validation-name="val179"/>
          <table:table-cell table:style-name="ce1521" table:content-validation-name="val179" table:formula="of:=[$Data.$C$30]" office:value-type="float" office:value="3" calcext:value-type="float">
            <text:p>3</text:p>
          </table:table-cell>
          <table:table-cell table:style-name="ce1274" table:content-validation-name="val182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6">Szféra  / Arkánum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391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392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2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78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4" table:content-validation-name="val174" table:number-columns-spanned="3" table:number-rows-spanned="1"/>
          <table:covered-table-cell table:number-columns-repeated="2" table:style-name="ce1435"/>
          <table:table-cell table:style-name="ce1175" table:formula="of:=IF(ISBLANK([.$A32]) ;&quot;&quot;;VLOOKUP([.$A32];fortelyok_varazslasi_modszerek_full;2;0))">
            <text:p/>
          </table:table-cell>
          <table:table-cell table:style-name="ce1164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5"/>
          <table:table-cell table:style-name="ce1175" table:formula="of:=IF(ISBLANK([.$A33]) ;&quot;&quot;;VLOOKUP([.$A33];fortelyok_varazslasi_modszerek_full;2;0))">
            <text:p/>
          </table:table-cell>
          <table:table-cell table:style-name="ce1164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5"/>
          <table:table-cell table:style-name="ce1175" table:formula="of:=IF(ISBLANK([.$A34]) ;&quot;&quot;;VLOOKUP([.$A34];fortelyok_varazslasi_modszerek_full;2;0))">
            <text:p/>
          </table:table-cell>
          <table:table-cell table:style-name="ce1164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5"/>
          <table:table-cell table:style-name="ce1175" table:formula="of:=IF(ISBLANK([.$A35]) ;&quot;&quot;;VLOOKUP([.$A35];fortelyok_varazslasi_modszerek_full;2;0))">
            <text:p/>
          </table:table-cell>
          <table:table-cell table:style-name="ce1164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5"/>
          <table:table-cell table:style-name="ce1175" table:formula="of:=IF(ISBLANK([.$A36]) ;&quot;&quot;;VLOOKUP([.$A36];fortelyok_varazslasi_modszerek_full;2;0))">
            <text:p/>
          </table:table-cell>
          <table:table-cell table:style-name="ce1164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5"/>
          <table:table-cell table:style-name="ce1175" table:formula="of:=IF(ISBLANK([.$A37]) ;&quot;&quot;;VLOOKUP([.$A37];fortelyok_varazslasi_modszerek_full;2;0))">
            <text:p/>
          </table:table-cell>
          <table:table-cell table:style-name="ce1164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1]) ;&quot;&quot;;VLOOKUP([.$A41];fortelyok_misztikus_full;2;0))">
            <text:p/>
          </table:table-cell>
          <table:table-cell table:style-name="ce1165" table:content-validation-name="val60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2]) ;&quot;&quot;;VLOOKUP([.$A42];fortelyok_misztikus_full;2;0))">
            <text:p/>
          </table:table-cell>
          <table:table-cell table:style-name="ce1166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3]) ;&quot;&quot;;VLOOKUP([.$A43];fortelyok_misztikus_full;2;0))">
            <text:p/>
          </table:table-cell>
          <table:table-cell table:style-name="ce1166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4]) ;&quot;&quot;;VLOOKUP([.$A44];fortelyok_misztikus_full;2;0))">
            <text:p/>
          </table:table-cell>
          <table:table-cell table:style-name="ce1166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5]) ;&quot;&quot;;VLOOKUP([.$A45];fortelyok_misztikus_full;2;0))">
            <text:p/>
          </table:table-cell>
          <table:table-cell table:style-name="ce1166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6]) ;&quot;&quot;;VLOOKUP([.$A46];fortelyok_misztikus_full;2;0))">
            <text:p/>
          </table:table-cell>
          <table:table-cell table:style-name="ce1166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7]) ;&quot;&quot;;VLOOKUP([.$A47];fortelyok_misztikus_full;2;0))">
            <text:p/>
          </table:table-cell>
          <table:table-cell table:style-name="ce1166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8]) ;&quot;&quot;;VLOOKUP([.$A48];fortelyok_misztikus_full;2;0))">
            <text:p/>
          </table:table-cell>
          <table:table-cell table:style-name="ce1166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49]) ;&quot;&quot;;VLOOKUP([.$A49];fortelyok_misztikus_full;2;0))">
            <text:p/>
          </table:table-cell>
          <table:table-cell table:style-name="ce1166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50]) ;&quot;&quot;;VLOOKUP([.$A50];fortelyok_misztikus_full;2;0))">
            <text:p/>
          </table:table-cell>
          <table:table-cell table:style-name="ce1166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51]) ;&quot;&quot;;VLOOKUP([.$A51];fortelyok_misztikus_full;2;0))">
            <text:p/>
          </table:table-cell>
          <table:table-cell table:style-name="ce1166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52]) ;&quot;&quot;;VLOOKUP([.$A52];fortelyok_misztikus_full;2;0))">
            <text:p/>
          </table:table-cell>
          <table:table-cell table:style-name="ce1166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53]) ;&quot;&quot;;VLOOKUP([.$A53];fortelyok_misztikus_full;2;0))">
            <text:p/>
          </table:table-cell>
          <table:table-cell table:style-name="ce1166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54]) ;&quot;&quot;;VLOOKUP([.$A54];fortelyok_misztikus_full;2;0))">
            <text:p/>
          </table:table-cell>
          <table:table-cell table:style-name="ce1166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55]) ;&quot;&quot;;VLOOKUP([.$A55];fortelyok_misztikus_full;2;0))">
            <text:p/>
          </table:table-cell>
          <table:table-cell table:style-name="ce1166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5"/>
          <table:table-cell table:style-name="ce1175" table:formula="of:=IF(ISBLANK([.$A56]) ;&quot;&quot;;VLOOKUP([.$A56];fortelyok_misztikus_full;2;0))">
            <text:p/>
          </table:table-cell>
          <table:table-cell table:style-name="ce1166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6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167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2" table:content-validation-name="val60" table:number-columns-spanned="13" table:number-rows-spanned="1"/>
          <table:covered-table-cell table:number-columns-repeated="5" table:style-name="ce1412" table:content-validation-name="val60"/>
          <table:covered-table-cell table:style-name="ce1215" table:content-validation-name="val60"/>
          <table:covered-table-cell table:number-columns-repeated="5" table:style-name="ce141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  <calcext:conditional-format calcext:target-range-address="Misztikus.L14:Misztikus.L14">
            <calcext:condition calcext:apply-style-name="Warning_Fortély" calcext:value="&gt;[$Misztikus.$K$14]" calcext:base-cell-address="Misztikus.L14"/>
          </calcext:conditional-format>
          <calcext:conditional-format calcext:target-range-address="Misztikus.E12:Misztikus.E13">
            <calcext:condition calcext:apply-style-name="Warning_szinttúlépés" calcext:value="&gt;[Alapértékek.$D$8]" calcext:base-cell-address="Misztikus.E12"/>
          </calcext:conditional-format>
          <calcext:conditional-format calcext:target-range-address="Misztikus.E17:Misztikus.E28">
            <calcext:condition calcext:apply-style-name="Warning_szinttúlépés" calcext:value="&gt;[Alapértékek.$D$8]" calcext:base-cell-address="Misztikus.E17"/>
          </calcext:conditional-format>
          <calcext:conditional-format calcext:target-range-address="Misztikus.L15:Misztikus.L28">
            <calcext:condition calcext:apply-style-name="Warning_foktúllépés" calcext:value="&gt;[.$K15]" calcext:base-cell-address="Misztikus.L15"/>
          </calcext:conditional-format>
          <calcext:conditional-format calcext:target-range-address="Misztikus.L10:Misztikus.L10">
            <calcext:condition calcext:apply-style-name="Warning_szinttúlépés" calcext:value="&gt;[Alapértékek.$D$8]" calcext:base-cell-address="Misztikus.L10"/>
          </calcext:conditional-format>
          <calcext:conditional-format calcext:target-range-address="Misztikus.I8:Misztikus.I8">
            <calcext:condition calcext:apply-style-name="Warning_szinttúlépés" calcext:value="&gt;[Alapértékek.$D$8]" calcext:base-cell-address="Misztikus.I8"/>
          </calcext:conditional-format>
        </calcext:conditional-formats>
      </table:table>
      <table:table table:name="Fegyverek" table:style-name="ta2" table:print="false">
        <table:table-column table:style-name="co55" table:default-cell-style-name="ce697"/>
        <table:table-column table:style-name="co56" table:default-cell-style-name="ce313"/>
        <table:table-column table:style-name="co39" table:number-columns-repeated="4" table:default-cell-style-name="ce313"/>
        <table:table-column table:style-name="co57" table:default-cell-style-name="ce313"/>
        <table:table-column table:style-name="co58" table:default-cell-style-name="ce313"/>
        <table:table-column table:style-name="co39" table:number-columns-repeated="6" table:default-cell-style-name="ce313"/>
        <table:table-column table:style-name="co59" table:default-cell-style-name="ce313"/>
        <table:table-column table:style-name="co39" table:number-columns-repeated="241" table:default-cell-style-name="ce313"/>
        <table:table-column table:style-name="co14" table:number-columns-repeated="16128" table:default-cell-style-name="ce313"/>
        <table:table-row table:style-name="ro15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6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8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52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48"> </text:span><text:span text:style-name="T49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53">MK, KF</text:span><text:span text:style-name="T54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53">KF</text:span><text:span text:style-name="T54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5">+2</text:span></text:p>
            <text:p><text:span text:style-name="T16">- Zúzó fegyverek ellen VÉ büntetés: </text:span><text:span text:style-name="T55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2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56">Maximális hatótávolsága: </text:span><text:span text:style-name="T57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58">Automatikusan jár rá a</text:span></text:p>
            <text:p><text:span text:style-name="T58">Közeli lövés fortélynál leírt +10CÉ bónusz</text:span></text:p>
            <text:p><text:span text:style-name="T58">Ha a célpont Cellaszáma 1.</text:span></text:p>
            <text:p><text:span text:style-name="T5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4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59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59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60">* Halálos hatása csak aquir kézben érvényesül</text:span></text:p>
            <text:p><text:span text:style-name="T60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0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1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Kiemelt</text:span><text:span text:style-name="T82"> </text:span><text:span text:style-name="T9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5" office:value-type="string" calcext:value-type="string">
            <text:p><text:span text:style-name="T98"><text:a xlink:href="https://github.com/kaktusztea/km100/blob/master/md/kepzettsegek/szakma.md" xlink:type="simple">Szakma</text:a></text:span><text:span text:style-name="T98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8"><text:a xlink:href="https://github.com/kaktusztea/km100/blob/master/md/kepzettsegek/osi_nyelv_ismerete.md" xlink:type="simple">Ősi nyelv ismerete</text:a></text:span><text:span text:style-name="T9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1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1">➖➖➖ </text:span><text:span text:style-name="T101">Godoni nyelvek </text:span><text:span text:style-name="T102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61">➖➖➖ </text:span><text:span text:style-name="T106">Származás </text:span><text:span text:style-name="T10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105"><text:a xlink:href="https://github.com/kaktusztea/km100/blob/master/md/hatterek.szabad/nyelvismeret.md" xlink:type="simple">Nyelvismeret</text:a></text:span><text:span text:style-name="T105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61">➖➖➖ Jellem, fóbiák, hobbik</text:span><text:span text:style-name="T106"> </text:span><text:span text:style-name="T10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61">➖➖➖ </text:span><text:span text:style-name="T101">Faj nyelvek </text:span><text:span text:style-name="T102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61">➖➖➖ Kyr</text:span><text:span text:style-name="T101"> nyelvek </text:span><text:span text:style-name="T102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61">➖➖➖ </text:span><text:span text:style-name="T106">Küllem, fizikum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61">➖➖➖ Speciális</text:span><text:span text:style-name="T101"> nyelvek </text:span><text:span text:style-name="T102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81">➖➖ Kiemelt</text:span><text:span text:style-name="T82"> </text:span><text:span text:style-name="T97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61">➖➖➖ </text:span><text:span text:style-name="T106">Viszony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81">➖➖ Harci mágia</text:span><text:span text:style-name="T82"> </text:span><text:span text:style-name="T97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81">➖➖ Misztikus képességek</text:span><text:span text:style-name="T82"> </text:span><text:span text:style-name="T97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81">➖➖ Lényismeretek</text:span><text:span text:style-name="T82"> </text:span><text:span text:style-name="T97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1">
          <table:table-cell/>
          <table:table-cell table:style-name="ce196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10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1">
          <table:table-cell table:style-name="ce196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964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29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29">
          <table:table-cell table:style-name="ce1965" office:value-type="string" calcext:value-type="string">
            <text:p>V7.9.1</text:p>
          </table:table-cell>
        </table:table-row>
        <table:table-row table:style-name="ro29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110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111">→ </text:span><text:span text:style-name="T112">lefelé</text:span><text:span text:style-name="T111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111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111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113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113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113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113">→</text:span><text:span text:style-name="T58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0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0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0" table:default-cell-style-name="ce1911"/>
        <table:table-column table:style-name="co111" table:default-cell-style-name="ce1610"/>
        <table:table-column table:style-name="co112" table:default-cell-style-name="ce1911"/>
        <table:table-column table:style-name="co113" table:default-cell-style-name="ce1911"/>
        <table:table-column table:style-name="co112" table:default-cell-style-name="ce1911"/>
        <table:table-column table:style-name="co114" table:default-cell-style-name="ce1911"/>
        <table:table-column table:style-name="co115" table:default-cell-style-name="ce1911"/>
        <table:table-column table:style-name="co116" table:default-cell-style-name="ce1911"/>
        <table:table-column table:style-name="co117" table:default-cell-style-name="ce1911"/>
        <table:table-column table:style-name="co118" table:default-cell-style-name="ce1911"/>
        <table:table-column table:style-name="co119" table:default-cell-style-name="ce1911"/>
        <table:table-column table:style-name="co120" table:default-cell-style-name="ce1911"/>
        <table:table-column table:style-name="co121" table:default-cell-style-name="ce1911"/>
        <table:table-column table:style-name="co122" table:number-columns-repeated="3" table:default-cell-style-name="ce191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930"/>
        <table:table-column table:style-name="co125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45"/>
          <table:covered-table-cell table:style-name="ce2052"/>
          <table:covered-table-cell table:number-columns-repeated="6" table:style-name="ce2045"/>
          <table:covered-table-cell table:number-columns-repeated="3" table:style-name="ce2076"/>
          <table:covered-table-cell table:style-name="ce204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45"/>
          <table:table-cell table:style-name="ce2052"/>
          <table:table-cell table:style-name="ce2045" table:number-columns-repeated="6"/>
          <table:table-cell table:style-name="ce2076" table:number-columns-repeated="3"/>
          <table:table-cell table:style-name="ce204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62" office:value-type="string" calcext:value-type="string">
            <text:p>Szint</text:p>
          </table:table-cell>
          <table:table-cell table:style-name="ce2062" office:value-type="string" calcext:value-type="string" table:number-columns-spanned="2" table:number-rows-spanned="1">
            <text:p>KP</text:p>
          </table:table-cell>
          <table:covered-table-cell table:style-name="ce206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3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8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3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8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8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42" office:value-type="string" calcext:value-type="string">
            <text:p>Fok</text:p>
          </table:table-cell>
          <table:table-cell table:style-name="ce204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8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8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8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8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8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1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8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11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8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4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8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8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8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2" table:number-columns-repeated="3"/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822"/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97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42" table:content-validation-name="val188" office:value-type="string" calcext:value-type="string">
            <text:p>Fok</text:p>
          </table:table-cell>
          <table:table-cell table:style-name="ce2042" table:content-validation-name="val188" office:value-type="string" calcext:value-type="string">
            <text:p>Bónusz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25" table:content-validation-name="val60"/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42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5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9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9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9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98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3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8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22" table:content-validation-name="val60"/>
          <table:table-cell table:style-name="ce2042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8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43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8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43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8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43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98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43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98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6" table:content-validation-name="val60"/>
          <table:table-cell table:style-name="ce2035" table:content-validation-name="val60" table:number-columns-repeated="2"/>
          <table:table-cell table:style-name="ce1920" table:content-validation-name="val60"/>
          <table:table-cell table:style-name="ce2056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22" table:content-validation-name="val60"/>
          <table:covered-table-cell table:style-name="ce925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44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44" table:content-validation-name="val60"/>
          <table:table-cell table:style-name="ce2044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44" table:content-validation-name="val60" office:value-type="string" calcext:value-type="string">
            <text:p>Szúró</text:p>
          </table:table-cell>
          <table:table-cell table:style-name="ce2044" table:content-validation-name="val60" office:value-type="string" calcext:value-type="string">
            <text:p>Vágó</text:p>
          </table:table-cell>
          <table:table-cell table:style-name="ce2044" table:content-validation-name="val60" office:value-type="string" calcext:value-type="string">
            <text:p>Zúzó</text:p>
          </table:table-cell>
          <table:table-cell table:style-name="ce2044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10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10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10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10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10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10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10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44" table:content-validation-name="val60" office:value-type="string" calcext:value-type="string">
            <text:p>SFÉ</text:p>
          </table:table-cell>
          <table:table-cell table:style-name="ce2044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44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85"/>
          <table:table-cell table:style-name="ce1617"/>
          <table:table-cell table:style-name="Default" table:number-columns-repeated="3"/>
          <table:table-cell table:style-name="ce2056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85"/>
          <table:table-cell table:style-name="ce2006"/>
          <table:table-cell table:style-name="ce2035" table:number-columns-repeated="2"/>
          <table:table-cell table:style-name="ce1920"/>
          <table:table-cell table:style-name="ce2056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85"/>
          <table:table-cell table:style-name="ce2006"/>
          <table:table-cell table:style-name="ce2035" table:number-columns-repeated="2"/>
          <table:table-cell table:style-name="ce1920"/>
          <table:table-cell table:style-name="ce2056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985"/>
          <table:table-cell table:style-name="ce2006"/>
          <table:table-cell table:style-name="ce2035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985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31:Harcértékek.I35"/>
        <table:database-range table:name="valasztott_fegyverek_nev" table:target-range-address="Harcértékek.A31:Harcértékek.A35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family-generic="swiss" style:font-pitch="variable"/>
    <style:font-face style:name="Avenir3" svg:font-family="Avenir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13:54:09.52275207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9T14:25:17.582349647</dc:date>
    <meta:editing-cycles>752</meta:editing-cycles>
    <meta:editing-duration>P7DT18H25M52S</meta:editing-duration>
    <meta:document-statistic meta:table-count="11" meta:cell-count="35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